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3C3F96F9D390A85DF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3.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3.5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3.9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3.7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6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6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4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7.7999992370605pt" fo:font-weight="bold"/>
    </style:style>
    <style:style style:name="P3" style:family="paragraph">
      <loext:graphic-properties draw:fill="none" draw:fill-color="#ffffff"/>
      <style:text-properties fo:color="#ff9900" fo:font-size="17.7999992370605pt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808080" fo:font-size="17.7999992370605pt" fo:font-weight="bold"/>
    </style:style>
    <style:style style:name="P5" style:family="paragraph">
      <loext:graphic-properties draw:fill="none" draw:fill-color="#ffffff"/>
      <style:text-properties fo:color="#999999" fo:font-size="17.7999992370605pt" fo:font-weight="bold"/>
    </style:style>
    <style:style style:name="P6" style:family="paragraph">
      <loext:graphic-properties draw:fill="none" draw:fill-color="#ffffff"/>
      <style:text-properties fo:color="#666666" fo:font-size="17.7999992370605pt" fo:font-weight="bold"/>
    </style:style>
    <style:style style:name="P7" style:family="paragraph">
      <loext:graphic-properties draw:fill="none" draw:fill-color="#ffffff"/>
      <style:text-properties fo:color="#ff00cc" fo:font-size="17.7999992370605pt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660066" fo:font-size="17.7999992370605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cc00cc" fo:font-size="17.7999992370605pt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ff0000" style:text-position="33% 58%" fo:font-size="17.7999992370605pt" fo:font-weight="bold"/>
    </style:style>
    <style:style style:name="T2" style:family="text">
      <style:text-properties fo:color="#ff0000" style:text-position="0% 100%" fo:font-size="17.7999992370605pt" fo:font-weight="bold"/>
    </style:style>
    <style:style style:name="T3" style:family="text">
      <style:text-properties fo:color="#ff0000" fo:font-size="17.7999992370605pt" fo:font-weight="bold"/>
    </style:style>
    <style:style style:name="T4" style:family="text">
      <style:text-properties fo:color="#ff0000" style:font-name="Liberation Sans3" fo:font-size="17.7999992370605pt" fo:font-weight="bold" style:font-name-asian="Liberation Sans3" style:font-name-complex="Liberation Sans3"/>
    </style:style>
    <style:style style:name="T5" style:family="text">
      <style:text-properties fo:color="#ff0000" style:font-name="Liberation Sans" fo:font-size="17.7999992370605pt" fo:font-weight="bold" style:font-name-asian="Liberation Sans3" style:font-name-complex="Liberation Sans3"/>
    </style:style>
    <style:style style:name="T6" style:family="text">
      <style:text-properties fo:color="#ff9900" fo:font-size="17.7999992370605pt" fo:font-weight="bold" style:font-weight-asian="bold" style:font-weight-complex="bold"/>
    </style:style>
    <style:style style:name="T7" style:family="text">
      <style:text-properties fo:color="#ff9900" style:font-name="Liberation Sans3" fo:font-size="17.7999992370605pt" fo:font-weight="bold" style:font-name-asian="Liberation Sans3" style:font-weight-asian="bold" style:font-name-complex="Liberation Sans3" style:font-weight-complex="bold"/>
    </style:style>
    <style:style style:name="T8" style:family="text">
      <style:text-properties fo:color="#ff9900" style:font-name="Liberation Sans" fo:font-size="17.7999992370605pt" fo:font-weight="bold" style:font-name-asian="Liberation Sans3" style:font-weight-asian="bold" style:font-name-complex="Liberation Sans3" style:font-weight-complex="bold"/>
    </style:style>
    <style:style style:name="T9" style:family="text">
      <style:text-properties fo:color="#808080" style:text-position="33% 58%" fo:font-size="17.7999992370605pt" fo:font-weight="bold"/>
    </style:style>
    <style:style style:name="T10" style:family="text">
      <style:text-properties fo:color="#808080" fo:font-size="17.7999992370605pt" fo:font-weight="bold"/>
    </style:style>
    <style:style style:name="T11" style:family="text">
      <style:text-properties fo:color="#808080" style:font-name="Liberation Sans3" fo:font-size="17.7999992370605pt" fo:font-weight="bold" style:font-name-asian="Liberation Sans3" style:font-name-complex="Liberation Sans3"/>
    </style:style>
    <style:style style:name="T12" style:family="text">
      <style:text-properties fo:color="#808080" style:font-name="Liberation Sans" fo:font-size="17.7999992370605pt" fo:font-weight="bold" style:font-name-asian="Liberation Sans3" style:font-name-complex="Liberation Sans3"/>
    </style:style>
    <style:style style:name="T13" style:family="text">
      <style:text-properties fo:color="#999999" style:text-position="0% 100%" fo:font-size="17.7999992370605pt" fo:font-weight="bold"/>
    </style:style>
    <style:style style:name="T14" style:family="text">
      <style:text-properties fo:color="#999999" fo:font-size="17.7999992370605pt" fo:font-weight="bold"/>
    </style:style>
    <style:style style:name="T15" style:family="text">
      <style:text-properties fo:color="#999999" style:font-name="Liberation Sans3" fo:font-size="17.7999992370605pt" fo:font-weight="bold" style:font-name-asian="Liberation Sans3" style:font-name-complex="Liberation Sans3"/>
    </style:style>
    <style:style style:name="T16" style:family="text">
      <style:text-properties fo:color="#999999" style:font-name="Liberation Sans" fo:font-size="17.7999992370605pt" fo:font-weight="bold" style:font-name-asian="Liberation Sans3" style:font-name-complex="Liberation Sans3"/>
    </style:style>
    <style:style style:name="T17" style:family="text">
      <style:text-properties fo:color="#666666" fo:font-size="17.7999992370605pt" fo:font-weight="bold"/>
    </style:style>
    <style:style style:name="T18" style:family="text">
      <style:text-properties fo:color="#666666" style:font-name="Liberation Sans3" fo:font-size="17.7999992370605pt" fo:font-weight="bold" style:font-name-asian="Liberation Sans3" style:font-name-complex="Liberation Sans3"/>
    </style:style>
    <style:style style:name="T19" style:family="text">
      <style:text-properties fo:color="#666666" style:font-name="Liberation Sans" fo:font-size="17.7999992370605pt" fo:font-weight="bold" style:font-name-asian="Liberation Sans3" style:font-name-complex="Liberation Sans3"/>
    </style:style>
    <style:style style:name="T20" style:family="text">
      <style:text-properties fo:color="#ff00cc" style:text-position="33% 58%" fo:font-size="17.7999992370605pt" fo:font-weight="bold" style:font-weight-asian="bold" style:font-weight-complex="bold"/>
    </style:style>
    <style:style style:name="T21" style:family="text">
      <style:text-properties fo:color="#ff00cc" fo:font-size="17.7999992370605pt" fo:font-weight="bold" style:font-weight-asian="bold" style:font-weight-complex="bold"/>
    </style:style>
    <style:style style:name="T22" style:family="text">
      <style:text-properties fo:color="#ff00cc" style:font-name="Liberation Sans3" fo:font-size="17.7999992370605pt" fo:font-weight="bold" style:font-name-asian="Liberation Sans3" style:font-weight-asian="bold" style:font-name-complex="Liberation Sans3" style:font-weight-complex="bold"/>
    </style:style>
    <style:style style:name="T23" style:family="text">
      <style:text-properties fo:color="#ff00cc" style:font-name="Liberation Sans" fo:font-size="17.7999992370605pt" fo:font-weight="bold" style:font-name-asian="Liberation Sans3" style:font-weight-asian="bold" style:font-name-complex="Liberation Sans3" style:font-weight-complex="bold"/>
    </style:style>
    <style:style style:name="T24" style:family="text">
      <style:text-properties fo:color="#660066" style:text-position="33% 58%" fo:font-size="17.7999992370605pt" fo:font-weight="bold" style:font-weight-asian="bold" style:font-weight-complex="bold"/>
    </style:style>
    <style:style style:name="T25" style:family="text">
      <style:text-properties fo:color="#660066" fo:font-size="17.7999992370605pt" fo:font-weight="bold" style:font-weight-asian="bold" style:font-weight-complex="bold"/>
    </style:style>
    <style:style style:name="T26" style:family="text">
      <style:text-properties fo:color="#660066" style:font-name="Liberation Sans3" fo:font-size="17.7999992370605pt" fo:font-weight="bold" style:font-name-asian="Liberation Sans3" style:font-weight-asian="bold" style:font-name-complex="Liberation Sans3" style:font-weight-complex="bold"/>
    </style:style>
    <style:style style:name="T27" style:family="text">
      <style:text-properties fo:color="#660066" style:font-name="Liberation Sans" fo:font-size="17.7999992370605pt" fo:font-weight="bold" style:font-name-asian="Liberation Sans3" style:font-weight-asian="bold" style:font-name-complex="Liberation Sans3" style:font-weight-complex="bold"/>
    </style:style>
    <style:style style:name="T28" style:family="text">
      <style:text-properties fo:color="#cc00cc" style:text-position="33% 58%" fo:font-size="17.7999992370605pt" fo:font-weight="bold" style:font-weight-asian="bold" style:font-weight-complex="bold"/>
    </style:style>
    <style:style style:name="T29" style:family="text">
      <style:text-properties fo:color="#cc00cc" fo:font-size="17.7999992370605pt" fo:font-weight="bold" style:font-weight-asian="bold" style:font-weight-complex="bold"/>
    </style:style>
    <style:style style:name="T30" style:family="text">
      <style:text-properties fo:color="#cc00cc" style:font-name="Liberation Sans3" fo:font-size="17.7999992370605pt" fo:font-weight="bold" style:font-name-asian="Liberation Sans3" style:font-weight-asian="bold" style:font-name-complex="Liberation Sans3" style:font-weight-complex="bold"/>
    </style:style>
    <style:style style:name="T31" style:family="text">
      <style:text-properties fo:color="#cc00cc" style:font-name="Liberation Sans" fo:font-size="17.7999992370605pt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9.699cm" svg:height="19.065cm" svg:x="0cm" svg:y="1.027cm">
          <draw:image xlink:href="Pictures/10000000000005DC000003C3F96F9D390A85DF5A.png" xlink:type="simple" xlink:show="embed" xlink:actuate="onLoad">
            <text:p/>
          </draw:image>
        </draw:frame>
        <draw:frame draw:style-name="gr2" draw:text-style-name="P2" draw:layer="layout" svg:width="3.94cm" svg:height="1.295cm" svg:x="13.208cm" svg:y="5.22cm">
          <draw:text-box>
            <text:p><text:span text:style-name="T1">7</text:span><text:span text:style-name="T2">Be</text:span><text:span text:style-name="T3"> (</text:span><text:span text:style-name="T4">±</text:span><text:span text:style-name="T5">6%)</text:span></text:p>
          </draw:text-box>
        </draw:frame>
        <draw:frame draw:style-name="gr3" draw:text-style-name="P3" draw:layer="layout" svg:width="4.079cm" svg:height="1.295cm" draw:transform="rotate (-0.000174532925199667) translate (15.987cm 7.087cm)">
          <draw:text-box>
            <text:p><text:span text:style-name="T6">pep (</text:span><text:span text:style-name="T7">±1</text:span><text:span text:style-name="T8">%)</text:span></text:p>
          </draw:text-box>
        </draw:frame>
        <draw:frame draw:style-name="gr2" draw:text-style-name="P4" draw:layer="layout" svg:width="3.94cm" svg:height="1.295cm" svg:x="23.114cm" svg:y="10.389cm">
          <draw:text-box>
            <text:p><text:span text:style-name="T9">8</text:span><text:span text:style-name="T10">B (</text:span><text:span text:style-name="T11">±12</text:span><text:span text:style-name="T12">%)</text:span></text:p>
          </draw:text-box>
        </draw:frame>
        <draw:frame draw:style-name="gr4" draw:text-style-name="P5" draw:layer="layout" svg:width="4.488cm" svg:height="1.295cm" svg:x="23.622cm" svg:y="14.225cm">
          <draw:text-box>
            <text:p><text:span text:style-name="T13">hep</text:span><text:span text:style-name="T14"> (</text:span><text:span text:style-name="T15">±30</text:span><text:span text:style-name="T16">%)</text:span></text:p>
          </draw:text-box>
        </draw:frame>
        <draw:frame draw:style-name="gr5" draw:text-style-name="P6" draw:layer="layout" svg:width="4.285cm" svg:height="1.295cm" svg:x="4.957cm" svg:y="3.278cm">
          <draw:text-box>
            <text:p><text:span text:style-name="T17">pp (</text:span><text:span text:style-name="T18">±0.6</text:span><text:span text:style-name="T19">%)</text:span></text:p>
          </draw:text-box>
        </draw:frame>
        <draw:frame draw:style-name="gr6" draw:text-style-name="P7" draw:layer="layout" svg:width="4.142cm" svg:height="1.275cm" draw:transform="rotate (0.219213354050488) translate (5.333cm 8.087cm)">
          <draw:text-box>
            <text:p><text:span text:style-name="T20">13</text:span><text:span text:style-name="T21">N (</text:span><text:span text:style-name="T22">±15</text:span><text:span text:style-name="T23">%)</text:span></text:p>
          </draw:text-box>
        </draw:frame>
        <draw:frame draw:style-name="gr7" draw:text-style-name="P8" draw:layer="layout" svg:width="4.191cm" svg:height="1.28cm" draw:transform="rotate (0.203330857857339) translate (5.474cm 10.006cm)">
          <draw:text-box>
            <text:p><text:span text:style-name="T24">15</text:span><text:span text:style-name="T25">O (</text:span><text:span text:style-name="T26">±17</text:span><text:span text:style-name="T27">%)</text:span></text:p>
          </draw:text-box>
        </draw:frame>
        <draw:frame draw:style-name="gr8" draw:text-style-name="P9" draw:layer="layout" svg:width="3.761cm" svg:height="1.684cm" draw:transform="rotate (0.210312174865317) translate (5.876cm 12.045cm)">
          <draw:text-box>
            <text:p><text:span text:style-name="T28">17</text:span><text:span text:style-name="T29">F (</text:span><text:span text:style-name="T30">±20</text:span><text:span text:style-name="T31">%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9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2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79cm" svg:y="0.83cm" presentation:class="title" presentation:placeholder="true">
        <draw:text-box/>
      </draw:frame>
      <draw:frame presentation:style-name="Default-outline1" draw:layer="backgroundobjects" svg:width="26.729cm" svg:height="12.179cm" svg:x="1.479cm" svg:y="4.906cm" presentation:class="outline" presentation:placeholder="true">
        <draw:text-box/>
      </draw:frame>
      <draw:frame presentation:style-name="Mpr1" draw:text-style-name="MP2" draw:layer="backgroundobjects" svg:width="6.92cm" svg:height="1.449cm" svg:x="1.479cm" svg:y="19.1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9cm" svg:x="10.152cm" svg:y="19.12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2cm" svg:height="1.449cm" svg:x="21.289cm" svg:y="19.1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0T16:30:39.713837472</meta:creation-date>
    <dc:date>2023-01-19T13:15:32.628208273</dc:date>
    <meta:editing-duration>PT15H22M17S</meta:editing-duration>
    <meta:editing-cycles>9</meta:editing-cycles>
    <meta:generator>LibreOffice/5.1.6.2$Linux_X86_64 LibreOffice_project/10m0$Build-2</meta:generator>
    <meta:document-statistic meta:object-count="32"/>
  </office:meta>
</office:document-meta>
</file>